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family="'Times New Roman'" style:font-family-generic="roman" style:font-pitch="variable"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2pt" fo:font-style="italic" style:font-size-asian="18pt" style:font-style-asian="italic" style:font-size-complex="18pt" style:font-style-complex="italic"/>
    </style:style>
    <style:style style:name="P4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1" draw:layer="layout" svg:width="1.662cm" svg:height="0.95cm" svg:x="5.034cm" svg:y="1.944cm">
          <text:p text:style-name="P1">Déb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3.049cm" svg:height="1.222cm" svg:x="4.351cm" svg:y="3.739cm">
          <text:p text:style-name="P1">Lire <text:span text:style-name="T1">a</text:span></text:p>
          <text:p text:style-name="P1"><text:span text:style-name="T2">Lire</text:span><text:span text:style-name="T1"> b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id="id3" draw:layer="layout" svg:width="2.029cm" svg:height="1.015cm" svg:x="4.875cm" svg:y="5.766cm">
          <text:p text:style-name="P1"><text:span text:style-name="T1">r</text:span> = <text:span text:style-name="T1">a</text:span> % 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3.316cm" svg:height="1.833cm" svg:x="4.251cm" svg:y="8.296cm">
          <text:p text:style-name="P1">Tant que</text:p>
          <text:p text:style-name="P1"><text:span text:style-name="T1">r</text:span><text:span text:style-name="T2"> !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6" draw:layer="layout" svg:width="3.598cm" svg:height="1.147cm" svg:x="3.678cm" svg:y="11.089cm">
          <text:p text:style-name="P1">Retourner <text:s/><text:span text:style-name="T1">b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id="id7" draw:layer="layout" svg:width="1.3cm" svg:height="1.099cm" svg:x="4.861cm" svg:y="13.041cm">
          <text:p text:style-name="P1">F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5.865cm" svg:y1="2.894cm" svg:x2="5.875cm" svg:y2="3.739cm" draw:start-shape="id1" draw:start-glue-point="2" draw:end-shape="id2" draw:end-glue-point="0" svg:d="m5865 2894 10 845">
          <text:p/>
        </draw:connector>
        <draw:connector draw:style-name="gr2" draw:text-style-name="P2" draw:layer="layout" draw:type="line" svg:x1="5.875cm" svg:y1="4.961cm" svg:x2="5.889cm" svg:y2="5.766cm" draw:start-shape="id2" draw:start-glue-point="2" draw:end-shape="id3" draw:end-glue-point="0" svg:d="m5875 4961 14 805">
          <text:p/>
        </draw:connector>
        <draw:connector draw:style-name="gr2" draw:text-style-name="P2" draw:id="id8" draw:layer="layout" draw:type="line" svg:x1="5.889cm" svg:y1="6.781cm" svg:x2="5.908cm" svg:y2="8.296cm" draw:start-shape="id3" draw:start-glue-point="2" draw:end-shape="id4" draw:end-glue-point="4" svg:d="m5889 6781 19 1515">
          <text:p/>
        </draw:connector>
        <draw:connector draw:style-name="gr2" draw:text-style-name="P2" draw:layer="layout" draw:type="line" svg:x1="7.567cm" svg:y1="9.212cm" svg:x2="9.533cm" svg:y2="9.212cm" draw:start-shape="id4" draw:end-shape="id5" svg:d="m7567 9212h1966">
          <text:p/>
        </draw:connector>
        <draw:connector draw:style-name="gr2" draw:text-style-name="P2" draw:layer="layout" draw:type="line" svg:x1="5.909cm" svg:y1="10.129cm" svg:x2="5.926cm" svg:y2="11.089cm" draw:start-shape="id4" draw:start-glue-point="2" draw:end-shape="id6" draw:end-glue-point="4" svg:d="m5909 10129 17 960">
          <text:p/>
        </draw:connector>
        <draw:connector draw:style-name="gr2" draw:text-style-name="P2" draw:layer="layout" draw:type="line" svg:x1="5.477cm" svg:y1="12.236cm" svg:x2="5.511cm" svg:y2="13.041cm" draw:start-shape="id6" draw:end-shape="id7" draw:end-glue-point="0" svg:d="m5477 12236 34 805">
          <text:p/>
        </draw:connector>
        <draw:connector draw:style-name="gr2" draw:text-style-name="P2" draw:layer="layout" draw:line-skew="3.577cm" svg:x1="9.533cm" svg:y1="9.212cm" svg:x2="5.898cm" svg:y2="7.538cm" draw:start-shape="id5" draw:start-glue-point="3" draw:end-shape="id8" draw:end-glue-point="0" svg:d="m9533 9212h1836v-1674h-5471">
          <text:p/>
        </draw:connector>
        <draw:custom-shape draw:style-name="gr3" draw:text-style-name="P3" draw:id="id5" draw:layer="layout" svg:width="2.911cm" svg:height="1.585cm" svg:x="9.533cm" svg:y="8.42cm">
          <text:p text:style-name="P1"><text:span text:style-name="T1">a</text:span><text:span text:style-name="T2"> = </text:span><text:span text:style-name="T1">b</text:span></text:p>
          <text:p text:style-name="P1"><text:span text:style-name="T1">b = </text:span><text:span text:style-name="T2">r </text:span></text:p>
          <text:p text:style-name="P1"><text:span text:style-name="T2">r</text:span><text:span text:style-name="T1"> = a % <text:s/>b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8cm" svg:height="0.738cm" svg:x="7.731cm" svg:y="8.516cm">
          <draw:text-box>
            <text:p text:style-name="P4">Vrai</text:p>
          </draw:text-box>
        </draw:frame>
        <draw:frame draw:style-name="gr5" draw:text-style-name="P4" draw:layer="layout" svg:width="1.348cm" svg:height="0.738cm" svg:x="5.995cm" svg:y="10.005cm">
          <draw:text-box>
            <text:p text:style-name="P4">Fau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9-09-10T18:03:27</meta:creation-date>
    <dc:date>2019-09-10T18:18:00</dc:date>
    <meta:editing-duration>PT00H14M44S</meta:editing-duration>
    <meta:editing-cycles>4</meta:editing-cycles>
    <meta:generator>NeoOffice/3.4$Unix OpenOffice.org_project/Patch 0</meta:generator>
    <meta:document-statistic meta:object-count="16"/>
  </office:meta>
</office:document-meta>
</file>